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18mm"/>
    </style:style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37"/>
    <style:style style:name="ce17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4"/>
          <table:table-cell table:style-name="ce16" office:value-type="string" calcext:value-type="string">
            <text:p>Rental – Cottage</text:p>
          </table:table-cell>
          <table:table-cell table:style-name="ce16"/>
          <table:table-cell table:style-name="ce16" office:value-type="string" calcext:value-type="string">
            <text:p>Rental – Domestic room</text:p>
          </table:table-cell>
          <table:table-cell table:style-name="ce16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1/2018</text:p>
          </table:table-cell>
          <table:table-cell office:value-type="float" office:value="1400" calcext:value-type="float">
            <text:p>1400</text:p>
          </table:table-cell>
          <table:table-cell table:style-name="ce18" office:value-type="string" calcext:value-type="string">
            <text:p>5/12/201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7/11/201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</table:table>
      <table:table table:name="2018 p1 (paid)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00/00/00</text:date>, <text:time style:data-style-name="N2" text:time-value="18:44:45.733856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18:50:45.833773533</dc:date>
    <meta:creation-date>2014-12-14T08:12:00Z</meta:creation-date>
    <meta:editing-cycles>450</meta:editing-cycles>
    <meta:editing-duration>PT21H12S</meta:editing-duration>
    <meta:generator>LibreOffice/6.1.0.3$Linux_X86_64 LibreOffice_project/efb621ed25068d70781dc026f7e9c5187a4decd1</meta:generator>
    <meta:document-statistic meta:table-count="8" meta:cell-count="1341" meta:object-count="0"/>
  </office:meta>
</office:document-meta>
</file>